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T1" style:family="text">
      <style:text-properties fo:language="fr" fo:country="FR"/>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text:p>
      <text:p text:style-name="P2"/>
      <text:p text:style-name="P3">This document is here to explain how to use the program, as well as some technical details, for those who need them (although I did try to make how the program should be used explicit).</text:p>
      <text:p text:style-name="P3">I have tried to make it comprehensive and detailed, so feel free to skim through it or not read it at all <text:s/>(the program should explain itself pretty well).</text:p>
      <text:p text:style-name="P3"/>
      <text:p text:style-name="P3">This program allows you to give a function on a certain interval, as well as other details if you want, you then choose different methods of approximations: Riemann sums, midpoint rule, trapezoidal rule, and more when I add them. It will then display a visualization/graph of how it approximates the area and a plot of the accuracy as the number of intervals increases.</text:p>
      <text:p text:style-name="P3"/>
      <text:p text:style-name="P2">HOW TO USE THE PROGRAM</text:p>
      <text:p text:style-name="P2"/>
      <text:p text:style-name="P3">Disclaimer: What is written here may sound obvious, but I still want to make it clear, just in case.</text:p>
      <text:p text:style-name="P3">In order to perform some calculations, the code utilizes the eval function, which executes whatever code it is given. This allows the code to compute whatever function is given (or list comprehension for advanced customization), however it also means that you can execute any code with it, without any restriction: if you enter some code that deletes your file systems, the code will be executed. It is thus your responsability to not play with this in any other way than its intended use. Also note that there are no checks that are done regarding the memory consumption: if you enter values that make it require 60GB of RAM, it will try and access that much. So if you find the program long to perform and you have entered big numbers (usually in the millions, but it may happen in the 100000s), check your task manager (or whatever it is on your OS) and make sure this program isn't starting to use up several GB of RAM (1 or 2 is normal for medium sized numbers though). This can (and did) happen, and it is much better when it is prevented.</text:p>
      <text:p text:style-name="P3"/>
      <text:p text:style-name="P3">Now onto the actual program itself:</text:p>
      <text:p text:style-name="P3">This program is an infinite loop so that you don't have to restart it everytime you want to restart.<text:line-break/>You will be asked for 3 levels of customization, each adding more inputs and control over what is done.</text:p>
      <text:p text:style-name="P3"/>
      <text:p text:style-name="P3">Control level 1:</text:p>
      <text:p text:style-name="P1"><text:span text:style-name="T2">f(x) can be any function, but let's make this clearer: it should use pythonic syntax: +, -, *, /, // (only the integer part), ** for exponentiation, % for modulus operator (the remainder of euclidian division), can access anything from the math module just by its name (like exp, e, sin and pi), and functions from numpy if you wanted (like np.exp and np.sin), as well (arguably) as definite integrals with quad from scipy.integrate (used with quad(function, start, end)). The function shall not use any other variable than x. Here are a few examples: the polynomial f(x) = x**3 + 10*x**2 – 3*x +148 is valid, and so is f(x) = exp(sqrt(tan(x))). You can find the list of functions available in the math module at </text:span><text:a xlink:type="simple" xlink:href="https://docs.python.org/3/library/math.html" text:style-name="Internet_20_link" text:visited-style-name="Visited_20_Internet_20_Link">https://docs.python.org/3/library/math.html</text:a><text:span text:style-name="T2"> .</text:span></text:p>
      <text:p text:style-name="P3"/>
      <text:p text:style-name="P3">The interval is as simple as it is. Just make sure not to enter anything that is not in the domain of the function (so -10, 10 is not going to do magic with f(x) = sqrt(x)).</text:p>
      <text:p text:style-name="P3"/>
      <text:p text:style-name="P3">At the end (if you have a higher control level), you will be asked for a list of the methods that should be computed. Enter them all at once, separated by commas, then they will all be computed and the graphs will be displayed at the end. Close them all (1 per method) to start all over.</text:p>
      <text:p text:style-name="P3"/>
      <text:p text:style-name="P3">Control level 2: This time you can choose to apply logarithmic scales to the x and/or y axes. Note that this uses matplotlib's symlog scale, which allows it to handle negative values in a way similar to -log(-x). The y scale works well with it (as would be expected), however, using the logarithmic x <text:soft-page-break/>scale is a bit harder to make sense of, as then the intervals appear to have varying sizes, which depicts way less efficiently how well the function is approximated. Note that symlog needs a area of linearity near 0, and for the x axis, because there is no obvious way (to me at least) of doing that efficiently, it is set to 0.001, which means that a very small interval would appear linear around 0, which is a cost to handle negative values. This should not be an issue with the y axis.</text:p>
      <text:p text:style-name="P3"/>
      <text:p text:style-name="P3">You also get to choose the list of number of intervals that should be computed and displayed. This defaults to [10, 100, 1000] in order to not use a lot of memory, but you can change it as you want.<text:line-break/>Note that big numbers take a long time to compute and use a lot of memory, as there are no tricks used to compute the values: it is literally creating a bunch of x values and uses f to compute a bunch of y values, and then displays them and computes the approximations with them. Note that you may enter a lot of values and it shouldn't get too compressed: they will always use only one half of the screen , but will divide themselves into several columns so that there isn't more than 5 rows.</text:p>
      <text:p text:style-name="P3"/>
      <text:p text:style-name="P3">Control level 3:</text:p>
      <text:p text:style-name="P3">You get to create a python list (a regular list, not a numpy array or anything else) that contains numbers of intervals (like the previous prompt) except these won't be displayed, they'll just be added to the computations in order to display more points and thus, more accurate graphs.</text:p>
      <text:p text:style-name="P3">You may use any syntax that evaluates to a python list, such exemples are:</text:p>
      <text:p text:style-name="P3">[5, 50, 500, 5000]</text:p>
      <text:p text:style-name="P3">list(range(100, 10100, 100))</text:p>
      <text:p text:style-name="P3">[5**i for i in range(1, 8)]</text:p>
      <text:p text:style-name="P3">Note that these can greatly lengthen the computations and use up more memory (as is to be expected)</text:p>
      <text:p text:style-name="P3"/>
      <text:p text:style-name="P3">Finally, you will be asked for a number of points. This defaults to 10000 at lower control levels and is the number of points that should be used to plot f(x): matplotlib graphs it by computing a certain amount of points and joining them together with straight lines. This input determines the number of said points. Note that anything above 10000 is only useful for zooming in, as otherwise there are many points per pixel.</text:p>
      <text:p text:style-name="P3"/>
      <text:p text:style-name="P3"/>
      <text:p text:style-name="P3">Known issues:</text:p>
      <text:p text:style-name="P3">There is for now no way to deal with float overflows, which happens if </text:p>
      <text:p text:style-name="P3">|log10(value)|&gt; 308.25. This should only cause problems with exponential and other fast growing functions. I may fix this at some point, but I haven't had the time to rewrite it all with the decimal module to fix this.</text:p>
      <text:p text:style-name="P3"/>
      <text:p text:style-name="P3">Behind the scenes, scipy.integrate.quad is used to get a exact value for the integral, along with an maximum error bound (a measure of accuracy).</text:p>
      <text:p text:style-name="P3">You may get a warning from scipy, such as an Integration Warning. These usually mean (you can read them) that the integral that is computed is not a very ''nice'' integral, or a badly behaved function. This causes some accuracy issues, which means that estimates can be wildly off (you may also get a bunch of 0 values even for approximations that are visibly off, as errors less than the error bound default to 0).<text:line-break/>There is for now no fix for this either, but I plan on doing something about it, probably by asking Wolfram Alpha for a better evaluation.</text:p>
      <text:p text:style-name="P3"/>
      <text:p text:style-name="P3">There may also be other issues from time to time. This can happen, currently this is just a beta version, as I want to add other methods that are both harder to understand/compute and other improvements and quality of life fix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éo TORRENTS</meta:initial-creator>
    <meta:creation-date>2020-08-30T19:02:19.21</meta:creation-date>
    <dc:date>2020-08-31T13:15:38.63</dc:date>
    <dc:creator>Matéo TORRENTS</dc:creator>
    <meta:editing-duration>PT1H33M26S</meta:editing-duration>
    <meta:editing-cycles>5</meta:editing-cycles>
    <meta:generator>OpenOffice/4.1.3$Win32 OpenOffice.org_project/413m1$Build-9783</meta:generator>
    <meta:document-statistic meta:table-count="0" meta:image-count="0" meta:object-count="0" meta:page-count="2" meta:paragraph-count="29" meta:word-count="1285" meta:character-count="7044"/>
  </office:meta>
</office:document-meta>
</file>